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 style:master-page-name="">
      <style:paragraph-properties style:page-number="auto"/>
      <style:text-properties style:font-name="Arial" fo:font-size="10.5pt" style:font-size-asian="10.5pt" style:font-size-complex="10.5pt"/>
    </style:style>
    <style:style style:name="P2" style:family="paragraph" style:parent-style-name="Preformatted_20_Text">
      <style:text-properties style:font-name="Arial" fo:font-size="10.5pt" style:font-size-asian="10.5pt" style:font-size-complex="10.5pt"/>
    </style:style>
    <style:style style:name="P3" style:family="paragraph" style:parent-style-name="Preformatted_20_Text">
      <style:paragraph-properties fo:margin-top="0in" fo:margin-bottom="0.1965in" style:contextual-spacing="false"/>
      <style:text-properties officeooo:paragraph-rsid="0000627c"/>
    </style:style>
    <style:style style:name="P4" style:family="paragraph" style:parent-style-name="Text_20_body" style:list-style-name="L1"/>
    <style:style style:name="P5" style:family="paragraph">
      <style:paragraph-properties fo:margin-top="0.1654in" fo:margin-bottom="0.1374in" fo:text-align="start"/>
      <style:text-properties style:font-name="Arial" fo:font-size="10pt" style:font-size-asian="10pt" style:font-size-complex="10pt"/>
    </style:style>
    <style:style style:name="P6" style:family="paragraph">
      <style:paragraph-properties fo:text-align="start"/>
      <style:text-properties style:font-name="Arial" fo:font-size="10pt" style:font-name-asian="Liberation Mono1" style:font-size-asian="10pt" style:font-name-complex="Liberation Mono1" style:font-size-complex="10pt"/>
    </style:style>
    <style:style style:name="P7" style:family="paragraph">
      <style:paragraph-properties fo:margin-top="0.1654in" fo:margin-bottom="0.1374in"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margin-top="0.0465in" fo:margin-bottom="0.0189in"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margin-top="0.0465in" fo:margin-bottom="0.0189in" fo:text-align="start"/>
      <style:text-properties style:font-name="Arial" fo:font-size="10pt" style:font-size-asian="10pt" style:font-size-complex="10pt"/>
    </style:style>
    <style:style style:name="P10" style:family="paragraph">
      <loext:graphic-properties draw:fill="none" draw:fill-color="#ffffff"/>
      <style:paragraph-properties fo:margin-top="0.1654in" fo:margin-bottom="0.1374in" fo:text-align="start"/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10.5pt" style:font-size-asian="10.5pt" style:font-size-complex="10.5pt"/>
    </style:style>
    <style:style style:name="T3" style:family="text">
      <style:text-properties style:font-name="Arial" fo:font-size="10pt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svg:stroke-color="#000000" draw:fill="none" draw:fill-color="#ffffff" fo:min-height="5.452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draw:frame text:anchor-type="paragraph" draw:z-index="0" draw:name="Text Frame 1" draw:style-name="gr1" draw:text-style-name="P10" svg:width="3.7752in" svg:height="5.4531in" svg:x="4.0571in" svg:y="-0.6445in"><draw:text-box><text:p text:style-name="P5"><text:span text:style-name="T3">Stack (LIFO — Last In, First Out)</text:span></text:p><text:p text:style-name="P6"><text:span text:style-name="T3">#include &lt;stack&gt;</text:span></text:p><text:p text:style-name="P6"><text:span text:style-name="T3">stack&lt;int&gt; s;</text:span></text:p><text:p text:style-name="P6"><text:span text:style-name="T3">s.push(10); <text:s/>// Insert 10</text:span></text:p><text:p text:style-name="P6"><text:span text:style-name="T3">s.pop(); <text:s text:c="4"/>// Remove top</text:span></text:p><text:p text:style-name="P6"><text:span text:style-name="T3">int top = s.top(); <text:s/>// Peek top</text:span></text:p><text:p text:style-name="P6"><text:span text:style-name="T3">push(), pop(), and top() are O(1) operations.</text:span></text:p><text:p text:style-name="P6"><text:span text:style-name="T3">Used for function calls, undo operations, parsing.</text:span></text:p><text:p text:style-name="P6"><text:span text:style-name="T3"/></text:p><text:p text:style-name="P7"><text:span text:style-name="T3">Queue (FIFO — First In, First Out)</text:span></text:p><text:p text:style-name="P6"><text:span text:style-name="T3">#include &lt;queue&gt;</text:span></text:p><text:p text:style-name="P6"><text:span text:style-name="T3">queue&lt;int&gt; q;</text:span></text:p><text:p text:style-name="P6"><text:span text:style-name="T3">q.push(10); <text:s text:c="2"/>// Enqueue 10</text:span></text:p><text:p text:style-name="P6"><text:span text:style-name="T3">q.pop(); <text:s text:c="5"/>// Dequeue</text:span></text:p><text:p text:style-name="P6"><text:span text:style-name="T3">int front = q.front(); <text:s/>// Peek front</text:span></text:p><text:p text:style-name="P6"><text:span text:style-name="T3">push(), pop(), and front() are O(1).</text:span></text:p><text:p text:style-name="P6"><text:span text:style-name="T3">Used for scheduling, BFS in graphs.</text:span></text:p><text:p text:style-name="P6"><text:span text:style-name="T3"/></text:p><text:p text:style-name="P8"><text:span text:style-name="T3">3. Heaps (Min-Heap) Min-Heap Properties:</text:span></text:p><text:p text:style-name="P8"><text:span text:style-name="T3">Parent smaller than both children.</text:span></text:p><text:p text:style-name="P9"><text:span text:style-name="T3">Insert: O(log n)</text:span></text:p><text:p text:style-name="P9"><text:span text:style-name="T3">Delete Min: O(log n)</text:span></text:p><text:p text:style-name="P9"><text:span text:style-name="T3">Build Heap (from array): O(n)</text:span></text:p><text:p text:style-name="P9"><text:span text:style-name="T3">Formulas:</text:span></text:p><text:p text:style-name="P9"><text:span text:style-name="T3">parent(i) = (i-1)/2</text:span></text:p><text:p text:style-name="P9"><text:span text:style-name="T3">leftChild(i) = 2i+1</text:span></text:p><text:p text:style-name="P9"><text:span text:style-name="T3">rightChild(i) = 2i+2</text:span></text:p></draw:text-box></draw:frame>Insert at End (Singly Linked List)</text:h>
      <text:p text:style-name="Preformatted_20_Text"><text:span text:style-name="Source_20_Text"><text:span text:style-name="T2">struct Node {</text:span></text:span></text:p>
      <text:p text:style-name="Preformatted_20_Text"><text:span text:style-name="Source_20_Text"><text:span text:style-name="T2"><text:s text:c="4"/>int data;</text:span></text:span></text:p>
      <text:p text:style-name="Preformatted_20_Text"><text:span text:style-name="Source_20_Text"><text:span text:style-name="T2"><text:s text:c="4"/>Node* next;</text:span></text:span></text:p>
      <text:p text:style-name="Preformatted_20_Text"><text:span text:style-name="Source_20_Text"><text:span text:style-name="T2"><text:s text:c="4"/>Node(int val) : data(val), next(nullptr) {}</text:span></text:span></text:p>
      <text:p text:style-name="Preformatted_20_Text"><text:span text:style-name="Source_20_Text"><text:span text:style-name="T2">};</text:span></text:span></text:p>
      <text:p text:style-name="P2"/>
      <text:p text:style-name="Preformatted_20_Text"><text:span text:style-name="Source_20_Text"><text:span text:style-name="T2">void insertAtEnd(Node*&amp; head, int val) {</text:span></text:span></text:p>
      <text:p text:style-name="Preformatted_20_Text"><text:span text:style-name="Source_20_Text"><text:span text:style-name="T2"><text:s text:c="4"/>Node* newNode = new Node(val);</text:span></text:span></text:p>
      <text:p text:style-name="Preformatted_20_Text"><text:span text:style-name="Source_20_Text"><text:span text:style-name="T2"><text:s text:c="4"/>if (!head) {</text:span></text:span></text:p>
      <text:p text:style-name="Preformatted_20_Text"><text:span text:style-name="Source_20_Text"><text:span text:style-name="T2"><text:s text:c="8"/>head = newNode;</text:span></text:span></text:p>
      <text:p text:style-name="Preformatted_20_Text"><text:span text:style-name="Source_20_Text"><text:span text:style-name="T2"><text:s text:c="8"/>return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Node* temp = head;</text:span></text:span></text:p>
      <text:p text:style-name="Preformatted_20_Text"><text:span text:style-name="Source_20_Text"><text:span text:style-name="T2"><text:s text:c="4"/>while (temp-&gt;next)</text:span></text:span></text:p>
      <text:p text:style-name="Preformatted_20_Text"><text:span text:style-name="Source_20_Text"><text:span text:style-name="T2"><text:s text:c="8"/>temp = temp-&gt;next;</text:span></text:span></text:p>
      <text:p text:style-name="Preformatted_20_Text"><text:span text:style-name="Source_20_Text"><text:span text:style-name="T2"><text:s text:c="4"/>temp-&gt;next = newNode;</text:span></text:span></text:p>
      <text:p text:style-name="P3"><text:span text:style-name="Source_20_Text"><text:span text:style-name="T2">}</text:span></text:span></text:p>
      <text:p text:style-name="P3"><text:span text:style-name="Source_20_Text"><text:span text:style-name="T2">O(n)</text:span></text:span><text:span text:style-name="T2"> time complexity (have to traverse to end).</text:span></text:p>
      <text:list text:style-name="L1">
        <text:list-item>
          <text:p text:style-name="P4"><text:span text:style-name="T2">Watch for </text:span><text:span text:style-name="Strong_20_Emphasis"><text:span text:style-name="T2">empty list</text:span></text:span><text:span text:style-name="T2"> (</text:span><text:span text:style-name="Source_20_Text"><text:span text:style-name="T2">head == nullptr</text:span></text:span><text:span text:style-name="T2">).</text:span></text:p>
          <text:p text:style-name="P4"><text:span text:style-name="T2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252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0:12:56.955269470</meta:creation-date>
    <dc:date>2025-05-06T10:18:47.501914838</dc:date>
    <meta:editing-duration>PT5M51S</meta:editing-duration>
    <meta:editing-cycles>1</meta:editing-cycles>
    <meta:document-statistic meta:table-count="0" meta:image-count="0" meta:object-count="0" meta:page-count="1" meta:paragraph-count="20" meta:word-count="69" meta:character-count="441" meta:non-whitespace-character-count="333"/>
    <meta:generator>LibreOffice/24.2.7.2$Linux_X86_64 LibreOffice_project/420$Build-2</meta:generator>
  </office:meta>
</office:document-meta>
</file>